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="0.99pt solid #000000"/>
    </style:style>
    <style:style style:name="ce1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_tracking_issues" table:style-name="ta1">
        <table:table-column table:style-name="co1" table:default-cell-style-name="ce14"/>
        <table:table-column table:style-name="co1" table:number-columns-repeated="3" table:default-cell-style-name="ce17"/>
        <table:table-column table:style-name="co1" table:default-cell-style-name="ce21"/>
        <table:table-row table:style-name="ro1">
          <table:table-cell table:style-name="ce13" office:value-type="string" calcext:value-type="string">
            <text:p>iid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spent</text:p>
          </table:table-cell>
          <table:table-cell table:style-name="ce16" office:value-type="string" calcext:value-type="string">
            <text:p>total_estimate</text:p>
          </table:table-cell>
          <table:table-cell table:style-name="ce20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pdate README.md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dvisor Meeting Thu 24.02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dvisor Meeting Tue 01.03.22</text:p>
          </table:table-cell>
          <table:table-cell office:value-type="string" calcext:value-type="string">
            <text:p>2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odel Architecture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4h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Document how we implement Scrum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FR7 - Send notifications by email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Evaluating Project Backlog / Sprint Backlog Solution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reparation for Advisor Meeting Tue 01.03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Improve Kubernetes Guidelines</text:p>
          </table:table-cell>
          <table:table-cell office:value-type="string" calcext:value-type="string">
            <text:p>1h 45m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 Trigger for Documentation Jobs in Pipline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Documentation Setup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Create RUD (Grobplanung)</text:p>
          </table:table-cell>
          <table:table-cell office:value-type="string" calcext:value-type="string">
            <text:p>3h 3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Interface between K8 Cluster and GitLab-OS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Improve .gitignore to stop uploads of unnecessary local latex build files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Initial Threat Mode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Review M1 document</text:p>
          </table:table-cell>
          <table:table-cell office:value-type="string" calcext:value-type="string">
            <text:p>2h 45m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Set up web app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Set up automated time tracking reporting</text:p>
          </table:table-cell>
          <table:table-cell table:number-columns-repeated="2"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Evalutating Local Kubernetes Dev environment solution</text:p>
          </table:table-cell>
          <table:table-cell office:value-type="string" calcext:value-type="string">
            <text:p>2d 4h</text:p>
          </table:table-cell>
          <table:table-cell office:value-type="string" calcext:value-type="string">
            <text:p>1d 6h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Fix and reactivate build_doc_diff job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ccess to Documentation via permalink broken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Internal Meeting Mon 07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Internal Meeting Mon 28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Update Documentation with Git Workflow</text:p>
          </table:table-cell>
          <table:table-cell table:number-columns-repeated="2"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Define Epics and User story</text:p>
          </table:table-cell>
          <table:table-cell office:value-type="string" calcext:value-type="string">
            <text:p>1d 30m</text:p>
          </table:table-cell>
          <table:table-cell office:value-type="string" calcext:value-type="string">
            <text:p>7h 45m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CI/CD Pipelin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etup Databas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etup Gitlab Repositor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asic styling for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FR12 - User Defined Cluster Configur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FR10 - Generation of network graphs from hard coded data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FR11 - Generation of network graphs from K8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FR6 - Display notifications on UI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FR8 - Notifications to multiple mail addresse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FR9 - Notifications via other communication channel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FR5 - Customizable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ssign all Roles</text:p>
          </table:table-cell>
          <table:table-cell table:number-columns-repeated="2" office:value-type="string" calcext:value-type="string">
            <text:p>15m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FR2 - Hard coded authentication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FR1 - Soft coded authentication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Review Meeting Tue 08.03.22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Create domain model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6h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Internal Meeting Mon 14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Document NFRs</text:p>
          </table:table-cell>
          <table:table-cell office:value-type="string" calcext:value-type="string">
            <text:p>1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Update Time Tracking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Internal Meeting Tue 22.02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Refine FRs with highest priority</text:p>
          </table:table-cell>
          <table:table-cell office:value-type="string" calcext:value-type="string">
            <text:p>1h 10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Define process to refine FRs with lower priority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Update risk matrix and layout</text:p>
          </table:table-cell>
          <table:table-cell office:value-type="string" calcext:value-type="string">
            <text:p>3h 20m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Implement feedback from review 1</text:p>
          </table:table-cell>
          <table:table-cell office:value-type="string" calcext:value-type="string">
            <text:p>1h 5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Set up automated time tracking with Markdown and Diagrams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Webstorm project cleanup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Risk matrix updating guide and cleanup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1h 30m</text:p>
          </table:table-cell>
          <table:table-cell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Create Wireframe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FR3 - Static Dashboard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FR4 - Add dynamic Charts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reate Risk Matrix</text:p>
          </table:table-cell>
          <table:table-cell office:value-type="string" calcext:value-type="string">
            <text:p>2h 15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Advisor Meeting Tue 15.03.22</text:p>
          </table:table-cell>
          <table:table-cell table:number-columns-repeated="2"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Epcis and Personas description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Prometheus Architecture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Run app locally with connection to local Kubernetes cluster</text:p>
          </table:table-cell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Finalise M2 document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5h</text:p>
          </table:table-cell>
          <table:table-cell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Set up my local Kubernetes dev env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Finalise notes for Internal Meeting Mon 28.02.22</text:p>
          </table:table-cell>
          <table:table-cell office:value-type="string" calcext:value-type="string">
            <text:p>(empty)</text:p>
          </table:table-cell>
          <table:table-cell office:value-type="string" calcext:value-type="string">
            <text:p>30m</text:p>
          </table:table-cell>
          <table:table-cell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18" table:number-columns-repeated="2"/>
          <table:table-cell table:style-name="ce19"/>
          <table:table-cell table:style-name="ce22"/>
        </table:table-row>
      </table:table>
      <table:table table:name="M1" table:style-name="ta1">
        <table:shapes>
          <draw:frame draw:z-index="0" draw:style-name="gr1" draw:text-style-name="P1" svg:width="6.2988in" svg:height="3.5429in" svg:x="0.0402in" svg:y="1.2634in">
            <draw:object draw:notify-on-update-of-ranges="M1.A2:M1.A6 M1.B1:M1.B1 M1.B2:M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8.25" calcext:value-type="float">
            <text:p>8.2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7" calcext:value-type="float">
            <text:p>7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9.75" calcext:value-type="float">
            <text:p>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1.25" calcext:value-type="float">
            <text:p>11.2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8.5" calcext:value-type="float">
            <text:p>8.5h</text:p>
          </table:table-cell>
        </table:table-row>
      </table:table>
      <table:table table:name="M2" table:style-name="ta1">
        <table:shapes>
          <draw:frame draw:z-index="0" draw:style-name="gr1" draw:text-style-name="P1" svg:width="6.2988in" svg:height="3.5429in" svg:x="0.0402in" svg:y="1.2634in">
            <draw:object draw:notify-on-update-of-ranges="M2.A2:M2.A6 M2.B1:M2.B1 M2.B2:M2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24"/>
        <table:table-row table:style-name="ro1">
          <table:table-cell table:style-name="ce11" office:value-type="string" calcext:value-type="string">
            <text:p>Team member</text:p>
          </table:table-cell>
          <table:table-cell table:style-name="ce11"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Petra Heeb</text:p>
          </table:table-cell>
          <table:table-cell office:value-type="float" office:value="8.25" calcext:value-type="float">
            <text:p>8.25h</text:p>
          </table:table-cell>
        </table:table-row>
        <table:table-row table:style-name="ro1">
          <table:table-cell office:value-type="string" calcext:value-type="string">
            <text:p>Jan Untersander</text:p>
          </table:table-cell>
          <table:table-cell office:value-type="float" office:value="7" calcext:value-type="float">
            <text:p>7h</text:p>
          </table:table-cell>
        </table:table-row>
        <table:table-row table:style-name="ro1">
          <table:table-cell office:value-type="string" calcext:value-type="string">
            <text:p>Benjamin Plattner</text:p>
          </table:table-cell>
          <table:table-cell office:value-type="float" office:value="9.75" calcext:value-type="float">
            <text:p>9.75h</text:p>
          </table:table-cell>
        </table:table-row>
        <table:table-row table:style-name="ro1">
          <table:table-cell office:value-type="string" calcext:value-type="string">
            <text:p>Olivier Lischer</text:p>
          </table:table-cell>
          <table:table-cell office:value-type="float" office:value="11.25" calcext:value-type="float">
            <text:p>11.25h</text:p>
          </table:table-cell>
        </table:table-row>
        <table:table-row table:style-name="ro1">
          <table:table-cell office:value-type="string" calcext:value-type="string">
            <text:p>Pascal Lehmann</text:p>
          </table:table-cell>
          <table:table-cell office:value-type="float" office:value="8.5" calcext:value-type="float">
            <text:p>8.5h</text:p>
          </table:table-cell>
        </table:table-row>
      </table:table>
      <table:named-expressions/>
      <table:data-pilot-tables>
        <table:data-pilot-table table:name="DataPilot1" table:application-data="" table:target-range-address="time_tracking_issues.A1:time_tracking_issues.E65" table:buttons="time_tracking_issues.A1 time_tracking_issues.B1 time_tracking_issues.C1 time_tracking_issues.D1" table:show-filter-button="false" table:drill-down-on-double-click="false">
          <table:database-source-table table:database-name="kubewatch_time_tracking" table:database-table-name="issue"/>
          <table:data-pilot-field table:source-field-name="iid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Access to Documentation via permalink broken" table:display="true" table:show-details="true"/>
                <table:data-pilot-member table:name="Add Trigger for Documentation Jobs in Pipline" table:display="true" table:show-details="true"/>
                <table:data-pilot-member table:name="Advisor Meeting Thu 24.02.22" table:display="true" table:show-details="true"/>
                <table:data-pilot-member table:name="Advisor Meeting Tue 01.03.22" table:display="true" table:show-details="true"/>
                <table:data-pilot-member table:name="Advisor Meeting Tue 15.03.22" table:display="true" table:show-details="true"/>
                <table:data-pilot-member table:name="Assign all Roles" table:display="true" table:show-details="true"/>
                <table:data-pilot-member table:name="Basic styling for UI" table:display="true" table:show-details="true"/>
                <table:data-pilot-member table:name="CI/CD Pipeline" table:display="true" table:show-details="true"/>
                <table:data-pilot-member table:name="Create domain model" table:display="true" table:show-details="true"/>
                <table:data-pilot-member table:name="Create Risk Matrix" table:display="true" table:show-details="true"/>
                <table:data-pilot-member table:name="Create RUD (Grobplanung)" table:display="true" table:show-details="true"/>
                <table:data-pilot-member table:name="Create Wireframe" table:display="true" table:show-details="true"/>
                <table:data-pilot-member table:name="Define Epics and User story" table:display="true" table:show-details="true"/>
                <table:data-pilot-member table:name="Define process to refine FRs with lower priority" table:display="true" table:show-details="true"/>
                <table:data-pilot-member table:name="Document how we implement Scrum" table:display="true" table:show-details="true"/>
                <table:data-pilot-member table:name="Document NFRs" table:display="true" table:show-details="true"/>
                <table:data-pilot-member table:name="Documentation Setup" table:display="true" table:show-details="true"/>
                <table:data-pilot-member table:name="Epcis and Personas description" table:display="true" table:show-details="true"/>
                <table:data-pilot-member table:name="Evaluating Project Backlog / Sprint Backlog Solution" table:display="true" table:show-details="true"/>
                <table:data-pilot-member table:name="Evalutating Local Kubernetes Dev environment solution" table:display="true" table:show-details="true"/>
                <table:data-pilot-member table:name="Finalise M2 document" table:display="true" table:show-details="true"/>
                <table:data-pilot-member table:name="Fix and reactivate build_doc_diff job" table:display="true" table:show-details="true"/>
                <table:data-pilot-member table:name="FR1 - Soft coded authentication" table:display="true" table:show-details="true"/>
                <table:data-pilot-member table:name="FR10 - Generation of network graphs from hard coded data" table:display="true" table:show-details="true"/>
                <table:data-pilot-member table:name="FR11 - Generation of network graphs from K8s Cluster" table:display="true" table:show-details="true"/>
                <table:data-pilot-member table:name="FR12 - User Defined Cluster Configuration" table:display="true" table:show-details="true"/>
                <table:data-pilot-member table:name="FR2 - Hard coded authentication" table:display="true" table:show-details="true"/>
                <table:data-pilot-member table:name="FR3 - Static Dashboard" table:display="true" table:show-details="true"/>
                <table:data-pilot-member table:name="FR5 - Customizable Dashboard" table:display="true" table:show-details="true"/>
                <table:data-pilot-member table:name="FR6 - Display notifications on UI" table:display="true" table:show-details="true"/>
                <table:data-pilot-member table:name="FR7 - Send notifications by email" table:display="true" table:show-details="true"/>
                <table:data-pilot-member table:name="FR8 - Notifications to multiple mail addresses" table:display="true" table:show-details="true"/>
                <table:data-pilot-member table:name="FR9 - Notifications via other communication channels" table:display="true" table:show-details="true"/>
                <table:data-pilot-member table:name="Implement feedback from review 1" table:display="true" table:show-details="true"/>
                <table:data-pilot-member table:name="Improve .gitignore to stop uploads of unnecessary local latex build files" table:display="true" table:show-details="true"/>
                <table:data-pilot-member table:name="Improve Kubernetes Guidelines" table:display="true" table:show-details="true"/>
                <table:data-pilot-member table:name="Initial Threat Model" table:display="true" table:show-details="true"/>
                <table:data-pilot-member table:name="Interface between K8 Cluster and GitLab-OST" table:display="true" table:show-details="true"/>
                <table:data-pilot-member table:name="Internal Meeting Mon 07.03.22" table:display="true" table:show-details="true"/>
                <table:data-pilot-member table:name="Internal Meeting Mon 14.03.22" table:display="true" table:show-details="true"/>
                <table:data-pilot-member table:name="Internal Meeting Mon 28.02.22" table:display="true" table:show-details="true"/>
                <table:data-pilot-member table:name="Internal Meeting Tue 22.02.22" table:display="true" table:show-details="true"/>
                <table:data-pilot-member table:name="Model Architecture" table:display="true" table:show-details="true"/>
                <table:data-pilot-member table:name="Prometheus Architecture" table:display="true" table:show-details="true"/>
                <table:data-pilot-member table:name="Refine FRs with highest priority" table:display="true" table:show-details="true"/>
                <table:data-pilot-member table:name="Review M1 document" table:display="true" table:show-details="true"/>
                <table:data-pilot-member table:name="Risk matrix updating guide and cleanup" table:display="true" table:show-details="true"/>
                <table:data-pilot-member table:name="Run app locally with connection to local Kubernetes cluster" table:display="true" table:show-details="true"/>
                <table:data-pilot-member table:name="Set up automated time tracking reporting" table:display="true" table:show-details="true"/>
                <table:data-pilot-member table:name="Set up automated time tracking with Markdown and Diagrams" table:display="true" table:show-details="true"/>
                <table:data-pilot-member table:name="Set up web app" table:display="true" table:show-details="true"/>
                <table:data-pilot-member table:name="Setup Database" table:display="true" table:show-details="true"/>
                <table:data-pilot-member table:name="Setup Gitlab Repository" table:display="true" table:show-details="true"/>
                <table:data-pilot-member table:name="Update Documentation with Git Workflow" table:display="true" table:show-details="true"/>
                <table:data-pilot-member table:name="Update README.md" table:display="true" table:show-details="true"/>
                <table:data-pilot-member table:name="Update risk matrix and layout" table:display="true" table:show-details="true"/>
                <table:data-pilot-member table:name="Update Time Tracking" table:display="true" table:show-details="true"/>
                <table:data-pilot-member table:name="Webstorm project cleanu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h" table:display="true" table:show-details="true"/>
                <table:data-pilot-member table:name="1h 10m" table:display="true" table:show-details="true"/>
                <table:data-pilot-member table:name="1h 15m" table:display="true" table:show-details="true"/>
                <table:data-pilot-member table:name="1h 30m" table:display="true" table:show-details="true"/>
                <table:data-pilot-member table:name="1h 45m" table:display="true" table:show-details="true"/>
                <table:data-pilot-member table:name="2d 4h" table:display="true" table:show-details="true"/>
                <table:data-pilot-member table:name="2h" table:display="true" table:show-details="true"/>
                <table:data-pilot-member table:name="2h 15m" table:display="true" table:show-details="true"/>
                <table:data-pilot-member table:name="2h 30m" table:display="true" table:show-details="true"/>
                <table:data-pilot-member table:name="2h 45m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45m" table:display="true" table:show-details="true"/>
                <table:data-pilot-member table:name="5h" table:display="true" table:show-details="true"/>
                <table:data-pilot-member table:name="6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stimate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15m" table:display="true" table:show-details="true"/>
                <table:data-pilot-member table:name="1d" table:display="true" table:show-details="true"/>
                <table:data-pilot-member table:name="1d 6h" table:display="true" table:show-details="true"/>
                <table:data-pilot-member table:name="1h" table:display="true" table:show-details="true"/>
                <table:data-pilot-member table:name="1h 30m" table:display="true" table:show-details="true"/>
                <table:data-pilot-member table:name="2h" table:display="true" table:show-details="true"/>
                <table:data-pilot-member table:name="30m" table:display="true" table:show-details="true"/>
                <table:data-pilot-member table:name="3h" table:display="true" table:show-details="true"/>
                <table:data-pilot-member table:name="5h" table:display="true" table:show-details="true"/>
                <table:data-pilot-member table:name="6h" table:display="true" table:show-details="true"/>
                <table:data-pilot-member table:name="7h 45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0" number:min-integer-digits="0" number:decimal-replacement=""/>
      <number:text>h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51:52.228683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7T15:14:53.807021234</dc:date>
    <meta:editing-duration>PT1H1M10S</meta:editing-duration>
    <meta:editing-cycles>12</meta:editing-cycles>
    <meta:generator>LibreOffice/7.3.1.3$Linux_X86_64 LibreOffice_project/30$Build-3</meta:generator>
    <meta:document-statistic meta:table-count="3" meta:cell-count="2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1.A1:M1.B6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1.A2:M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1.B2:M1.B6" chart:label-cell-address="M1.B1:M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1.B1: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1.A2:M1.A6</svg:desc>
                </draw:g>
              </table:table-cell>
              <table:table-cell office:value-type="float" office:value="8.25">
                <text:p>8.25</text:p>
                <draw:g>
                  <svg:desc>M1.B2:M1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/>
      <style:graphic-properties draw:stroke="none" draw:fill-color="#004586"/>
      <style:text-properties fo:color="#ffffff"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414cm" svg:y="3.205cm" style:legend-expansion="high" chart:style-name="ch2"/>
        <chart:plot-area chart:style-name="ch3" table:cell-range-address="M2.A1:M2.B6" chart:data-source-has-labels="both" svg:x="0.32cm" svg:y="0.18cm" svg:width="11.774cm" svg:height="8.64cm">
          <chart:coordinate-region svg:x="1.887cm" svg:y="0.181cm" svg:width="8.639cm" svg:height="8.639cm"/>
          <chart:axis chart:dimension="x" chart:name="primary-x" chart:style-name="ch4" chartooo:axis-type="auto">
            <chartooo:date-scale/>
            <chart:categories table:cell-range-address="M2.A2:M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2.B2:M2.B6" chart:label-cell-address="M2.B1:M2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spent</text:p>
                <draw:g>
                  <svg:desc>M2.B1:M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ra Heeb</text:p>
                <draw:g>
                  <svg:desc>M2.A2:M2.A6</svg:desc>
                </draw:g>
              </table:table-cell>
              <table:table-cell office:value-type="float" office:value="8.25">
                <text:p>8.25</text:p>
                <draw:g>
                  <svg:desc>M2.B2:M2.B6</svg:desc>
                </draw:g>
              </table:table-cell>
            </table:table-row>
            <table:table-row>
              <table:table-cell office:value-type="string">
                <text:p>Jan Untersand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jamin Plattner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Olivier Lischer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Pascal Lehmann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